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ubViewHotPoint.setLeft( String lef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HotPoint.getSr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HotPoint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HotPoin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HotPoint.getMenu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HotPoint.setSrc(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HotPoint.get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HotPoint.ge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HotPoint.setReading( String rea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HotPoint.getActio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HotPoint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HotPoint.setActionname( String ac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HotPoint.getBott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HotPoint.setTop( String t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HotPoint.set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HotPoint.getAc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HotPoint.getDcfSr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HotPoint.setMenulist( String menu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HotPoint.getIconSr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HotPoint.getR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HotPoint.getRea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HotPoint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HotPoint.getStart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HotPoint.getDiction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HotPoint.setParameters( Map &lt; String , String &gt;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HotPoint.setBottom( String bott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HotPoint.getZone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HotPoint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HotPoint.setZoneList( List &lt; EpubViewHotPointZone &gt; zone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HotPoint.get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HotPoint.setIconSrc( String icon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HotPoint.setDictionary( String diction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HotPoint.setContent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HotPoint.setDcfSrc( String dcf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HotPoint.setEndtime( String end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HotPoint.setStarttime( String start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HotPoint.setActiontype( String ac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HotPoint.setPen( String p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HotPoint.setRight( String r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HotPoint.get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HotPoint.getEnd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HotPoint.getLef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HotPoint.getSerialversionu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